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h text:style-name="Heading_20_1" text:outline-level="1">The main page</text:h>
      <text:h text:style-name="Heading_20_2" text:outline-level="2">TEAM minutes</text:h>
      <text:list text:style-name="L1">
        <text:list-item>
          <text:p text:style-name="P1">team A - https://pad.okfn.org/p/faodemo-teamA</text:p>
        </text:list-item>
        <text:list-item>
          <text:p text:style-name="P1">team B - https://pad.okfn.org/p/faodemo-teamB</text:p>
        </text:list-item>
        <text:list-item>
          <text:p text:style-name="P1">team C - https://pad.okfn.org/p/faodemo-teamC</text:p>
        </text:list-item>
        <text:list-item>
          <text:p text:style-name="P1">team D - https://pad.okfn.org/p/faodemo-teamD</text:p>
        </text:list-item>
        <text:list-item>
          <text:p text:style-name="P1">team E - https://pad.okfn.org/p/faodemo-teamE</text:p>
        </text:list-item>
        <text:list-item>
          <text:p text:style-name="P1">team F - https://pad.okfn.org/p/faodemo-teamF</text:p>
        </text:list-item>
      </text:list>
      <text:h text:style-name="Heading_20_2" text:outline-level="2">Introduction</text:h>
      <text:p text:style-name="First_20_paragraph">Lorem ipsum dolor sit amet, consectetur adipiscing elit. Integer varius vel erat ut laoreet. Morbi non lectus nisi. Nunc lacinia, nulla eu tincidunt facilisis, lacus velit fermentum neque, in rhoncus enim nibh in sem. Nullam nec posuere eros, dignissim malesuada justo. Proin blandit placerat purus, quis tempus diam bibendum et. Nam quis accumsan dui. Etiam vulputate vulputate erat in pharetra. Phasellus eu pulvinar felis. Ut ut nunc eget ex placerat semper sed id sapien. Mauris facilisis orci ac ipsum commodo, in tristique tortor lacinia. Suspendisse in pharetra turpis, id dignissim orci. Curabitur vel ornare nibh. Quisque id arcu sem. Fusce in bibendum neque. Fusce sit amet nisl feugiat, iaculis risus in, tristique erat. Sed pretium maximus arcu, at fringilla libero commodo nec.</text:p>
      <text:h text:style-name="Heading_20_3" text:outline-level="3">Stregth</text:h>
      <text:list text:style-name="L2">
        <text:list-item>
          <text:p text:style-name="P2">Curabitur efficitur libero ut sapien ultrices, at placerat quam ultricies.</text:p>
        </text:list-item>
        <text:list-item>
          <text:p text:style-name="P2">Duis lorem magna, dapibus nec augue quis, pharetra eleifend felis.</text:p>
        </text:list-item>
        <text:list-item>
          <text:p text:style-name="P2">Pellentesque eleifend arcu mi, vitae ultrices eros consequat consequat.</text:p>
        </text:list-item>
        <text:list-item>
          <text:p text:style-name="P2">In accumsan risus in ipsum fringilla, nec ullamcorper lectus condimentum. Integer diam lorem, ultrices et semper eu, molestie et diam.</text:p>
        </text:list-item>
        <text:list-item>
          <text:p text:style-name="P2">Nullam erat sem, fermentum quis commodo sed, egestas vel dui.<text:line-break/></text:p>
        </text:list-item>
        <text:list-item>
          <text:p text:style-name="P2">Suspendisse nisi magna, pretium id neque vitae, mollis mollis nisl.</text:p>
        </text:list-item>
      </text:list>
      <text:h text:style-name="Heading_20_3" text:outline-level="3">Weaknesses</text:h>
      <text:p text:style-name="First_20_paragraph">Proin eu mi a dui sollicitudin commodo vel eu sapien. Nam dictum dui neque, ac pellentesque odio tristique et. Nullam pellentesque a diam ac luctus. Nunc arcu magna, pellentesque sit amet nulla in, hendrerit commodo ante. Mauris sed hendrerit magna. Nunc placerat, nunc eget maximus mollis, sapien justo scelerisque metus, sed maximus quam diam a nibh. Cras in ligula vitae quam condimentum iaculis. Nulla non maximus nulla.</text:p>
      <text:h text:style-name="Heading_20_3" text:outline-level="3">Oportuniti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Heading 1</text:p>
            </table:table-cell>
            <table:table-cell table:style-name="Table1.A1" office:value-type="string">
              <text:p text:style-name="Table_20_Heading">Heading 2</text:p>
            </table:table-cell>
            <table:table-cell table:style-name="Table1.A1" office:value-type="string">
              <text:p text:style-name="Table_20_Heading">Heading 3</text:p>
            </table:table-cell>
          </table:table-row>
        </table:table-header-rows>
        <table:table-row>
          <table:table-cell table:style-name="Table1.A1" office:value-type="string">
            <text:p text:style-name="Table_20_Contents">Cell1</text:p>
          </table:table-cell>
          <table:table-cell table:style-name="Table1.A1" office:value-type="string">
            <text:p text:style-name="Table_20_Contents">Cell2</text:p>
          </table:table-cell>
          <table:table-cell table:style-name="Table1.A1" office:value-type="string">
            <text:p text:style-name="Table_20_Contents">Cell3</text:p>
          </table:table-cell>
        </table:table-row>
        <table:table-row>
          <table:table-cell table:style-name="Table1.A1" office:value-type="string">
            <text:p text:style-name="Table_20_Contents">Cell1</text:p>
          </table:table-cell>
          <table:table-cell table:style-name="Table1.A1" office:value-type="string">
            <text:p text:style-name="Table_20_Contents">Cell2</text:p>
          </table:table-cell>
          <table:table-cell table:style-name="Table1.A1" office:value-type="string">
            <text:p text:style-name="Table_20_Contents">Cell3</text:p>
          </table:table-cell>
        </table:table-row>
        <table:table-row>
          <table:table-cell table:style-name="Table1.A1" office:value-type="string">
            <text:p text:style-name="Table_20_Contents">Cell1</text:p>
          </table:table-cell>
          <table:table-cell table:style-name="Table1.A1" office:value-type="string">
            <text:p text:style-name="Table_20_Contents">Cell2</text:p>
          </table:table-cell>
          <table:table-cell table:style-name="Table1.A1" office:value-type="string">
            <text:p text:style-name="Table_20_Contents">Cell3</text:p>
          </table:table-cell>
        </table:table-row>
        <table:table-row>
          <table:table-cell table:style-name="Table1.A1" office:value-type="string">
            <text:p text:style-name="Table_20_Contents">Cell1</text:p>
          </table:table-cell>
          <table:table-cell table:style-name="Table1.A1" office:value-type="string">
            <text:p text:style-name="Table_20_Contents">Cell2</text:p>
          </table:table-cell>
          <table:table-cell table:style-name="Table1.A1" office:value-type="string">
            <text:p text:style-name="Table_20_Contents">Cell3</text:p>
          </table:table-cell>
        </table:table-row>
        <table:table-row>
          <table:table-cell table:style-name="Table1.A1" office:value-type="string">
            <text:p text:style-name="Table_20_Contents">Cell1</text:p>
          </table:table-cell>
          <table:table-cell table:style-name="Table1.A1" office:value-type="string">
            <text:p text:style-name="Table_20_Contents">Cell2</text:p>
          </table:table-cell>
          <table:table-cell table:style-name="Table1.A1" office:value-type="string">
            <text:p text:style-name="Table_20_Contents">Cell3</text:p>
          </table:table-cell>
        </table:table-row>
      </table:table>
      <text:p text:style-name="First_20_paragraph">Fusce vehicula et leo quis commodo. Fusce fermentum imperdiet tristique. Duis dignissim, eros sit amet porta consectetur, enim libero lacinia arcu, in varius sapien eros eget ante. Donec non ullamcorper nisi, quis aliquet dui. Mauris lacinia mollis diam, eget blandit nibh auctor in. Nam vel odio ex. Praesent nec rhoncus felis, vitae gravida justo. Maecenas lectus arcu, elementum vel est sed, tempor vehicula felis. Vestibulum venenatis sem id ante congue laoreet. Duis vitae orci ut nibh molestie consectetur eget non justo. Sed sodales dui sit amet enim euismod, vitae facilisis elit condimentum. Vestibulum ante ipsum primis in faucibus orci luctus et ultrices posuere cubilia Curae; In vitae nunc non elit ornare fringilla. Pellentesque iaculis augue nisl, nec molestie ex efficitur ac. Donec eu lorem nec odio semper fermentum in vitae sem. Phasellus dignissim arcu ac aliquam molestie.</text:p>
      <text:h text:style-name="Heading_20_3" text:outline-level="3">Threats</text:h>
      <text:p text:style-name="First_20_paragraph">Phasellus quis accumsan eros. Nunc suscipit leo vestibulum, pharetra tortor id, mollis leo. Suspendisse nec quam urna. Ut placerat posuere ipsum, id elementum libero eleifend non. Vestibulum sollicitudin ligula at ipsum iaculis eleifend et eget nisi. Vestibulum a viverra enim. Phasellus id ligula dapibus, mattis mi a, mollis massa. Vivamus et dolor sagittis, euismod quam non, dictum ligula. Aenean nec bibendum tel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